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9756in"/>
    </style:style>
    <style:style style:name="co2" style:family="table-column">
      <style:table-column-properties fo:break-before="auto" style:column-width="5.9965in"/>
    </style:style>
    <style:style style:name="co3" style:family="table-column">
      <style:table-column-properties fo:break-before="auto" style:column-width="2.1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alvataggio</text:p>
          </table:table-cell>
          <table:table-cell office:value-type="string" calcext:value-type="string">
            <text:p>Descrizio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co prima del BOSS A CAVALLO, fine livello 2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co prima del BOSS CIBERNETICO, fine livello 3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co prima del BOSS SCHELETRONE, fine livello 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co prima del BOSS ALMA, fine livello 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co prima del BOSS DOPPIOCARROARMATO, meta’ livello 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co prima del BOSS ELICOTTERO, meta’ livello 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rrent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BOSS sintetici</text:p>
          </table:table-cell>
          <table:table-cell office:value-type="string" calcext:value-type="string">
            <text:p>Osservazioni velo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cavallo</text:p>
          </table:table-cell>
          <table:table-cell office:value-type="string" calcext:value-type="string">
            <text:p>debole a frecce, vulnerabile mentre ru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bernetico</text:p>
          </table:table-cell>
          <table:table-cell office:value-type="string" calcext:value-type="string">
            <text:p>Lui carica, tu colpisci, lui ti colpisce ma pari, lui cerca di prenderti ma tu rotoli: colpisci a moto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pone</text:p>
          </table:table-cell>
          <table:table-cell office:value-type="string" calcext:value-type="string">
            <text:p>Attento a quando tremano i tenta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letrone</text:p>
          </table:table-cell>
          <table:table-cell office:value-type="string" calcext:value-type="string">
            <text:p>occhio al tempismo con la co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a ch 7</text:p>
          </table:table-cell>
          <table:table-cell office:value-type="string" calcext:value-type="string">
            <text:p>vedi sotto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ARMA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Dragon Blade</text:p>
          </table:table-cell>
          <table:table-cell office:value-type="string" calcext:value-type="string">
            <text:p>X, Y (rapido)</text:p>
          </table:table-cell>
          <table:table-cell office:value-type="string" calcext:value-type="string">
            <text:p>lancia in 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X</text:p>
          </table:table-cell>
          <table:table-cell office:value-type="string" calcext:value-type="string">
            <text:p>rotolo e produco singolo fend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, Y</text:p>
          </table:table-cell>
          <table:table-cell office:value-type="string" calcext:value-type="string">
            <text:p>corro, poi esegui calc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X,X</text:p>
          </table:table-cell>
          <table:table-cell office:value-type="string" calcext:value-type="string">
            <text:p>tre colpi legger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X,Y</text:p>
          </table:table-cell>
          <table:table-cell office:value-type="string" calcext:value-type="string">
            <text:p>..due colpi, ultimo pesant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unchaku</text:p>
          </table:table-cell>
          <table:table-cell office:value-type="string" calcext:value-type="string">
            <text:p>-&gt;, X</text:p>
          </table:table-cell>
          <table:table-cell office:value-type="string" calcext:value-type="string">
            <text:p>corsa e scivol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 Y (rapido)</text:p>
          </table:table-cell>
          <table:table-cell office:value-type="string" calcext:value-type="string">
            <text:p>lancia avversario in 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, Y</text:p>
          </table:table-cell>
          <table:table-cell office:value-type="string" calcext:value-type="string">
            <text:p>corsa, poi calci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Lunar</text:p>
          </table:table-cell>
          <table:table-cell office:value-type="string" calcext:value-type="string">
            <text:p>X, Y (rapido)</text:p>
          </table:table-cell>
          <table:table-cell office:value-type="string" calcext:value-type="string">
            <text:p>colpo allo stomaco, rompe guar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X</text:p>
          </table:table-cell>
          <table:table-cell office:value-type="string" calcext:value-type="string">
            <text:p>rotazioni later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, Y</text:p>
          </table:table-cell>
          <table:table-cell office:value-type="string" calcext:value-type="string">
            <text:p>corsa, poi salta e attacca dall’al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X,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,X,Y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ECNI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attacco</text:p>
          </table:table-cell>
          <table:table-cell office:value-type="string" calcext:value-type="string">
            <text:p>Mentre ho parata attiva, premo X o Y NONAPPENA vengo toccat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illittine throw</text:p>
          </table:table-cell>
          <table:table-cell office:value-type="string" calcext:value-type="string">
            <text:p>Quando fai X,Y se spingi anche la direzione, Ruy lancia in nemico dopo esser saltato su di lui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LIVELLO</text:p>
          </table:table-cell>
          <table:table-cell office:value-type="string" calcext:value-type="string">
            <text:p>Breve descrizion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Scarabei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Vado al villaggio di Murai.</text:p>
          </table:table-cell>
          <table:table-cell office:value-type="string" calcext:value-type="string">
            <text:p>Murai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orno al villaggio Hayabusa che e’ stato incendiato e depredato della Dragon Blade.</text:p>
          </table:table-cell>
          <table:table-cell office:value-type="string" calcext:value-type="string">
            <text:p>A cavallo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ul dirigibile, mi dirigo verso Tairon per vendetta e riprendere la spada.</text:p>
          </table:table-cell>
          <table:table-cell office:value-type="string" calcext:value-type="string">
            <text:p>Cibernetico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Giungo a Tairon, vado al Bar, chiave gigl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Chiave giglio apre vie cittadine, attraverso il ponte, proseguo per corso laterale vs ninja neri</text:p>
          </table:table-cell>
          <table:table-cell office:value-type="string" calcext:value-type="string">
            <text:p>Polipone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Monastero, poi giu’, prendo sacro graal</text:p>
          </table:table-cell>
          <table:table-cell office:value-type="string" calcext:value-type="string">
            <text:p>Scheletrone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ancora piu’ sotto, stanza blu, rossa, piramidina (chiave teschio) e risalgo al monastero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esco dal monastero, con chiave teschio prendo arco potente e apro portone piazza milita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piazzale, magazzino, locomotiva, piazzale 2 carri armati, elicottero, torre di controllo</text:p>
          </table:table-cell>
          <table:table-cell office:value-type="string" calcext:value-type="string">
            <text:p>Tanks, poi Elicottero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string" calcext:value-type="string">
            <text:p>10 (The Acqueduct)</text:p>
          </table:table-cell>
          <table:table-cell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Approfondimenti sui boss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Alma (ch 7)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Orbi viola</text:p>
          </table:table-cell>
          <table:table-cell office:value-type="string" calcext:value-type="string">
            <text:p>corri di lato ed evita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cia colonna</text:p>
          </table:table-cell>
          <table:table-cell office:value-type="string" calcext:value-type="string">
            <text:p>se fai flying bird al momento giusto, la colpisci e NON vieni colp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iva verso di me</text:p>
          </table:table-cell>
          <table:table-cell office:value-type="string" calcext:value-type="string">
            <text:p>rotola e contrattacca, ma UNA SOLA combo, poi sc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mina sul suolo, in guardia</text:p>
          </table:table-cell>
          <table:table-cell office:value-type="string" calcext:value-type="string">
            <text:p>magari attacca con flying bird da lontano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cio viola</text:p>
          </table:table-cell>
          <table:table-cell office:value-type="string" calcext:value-type="string">
            <text:p>evitalo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Doppio carro armato (meta’ livello 9)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USA SOLO FRECCE CORES, NON le esplosi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ra al soldato, poi al tan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ttendi che cannone ti mira, schiv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titi in posizione per sparare nuovamente al soldato nonappena es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pet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Note concettual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to dal villaggio, dove la spada viene ruba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rivo a Tair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astero, scendo giu’, qui un ascensore era blocca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salgo in superficie, vado alla torre militare di controllo, scappo col tren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rno giu’ mediante Acquedott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0:24:48.660951981</meta:creation-date>
    <dc:date>2023-11-17T08:51:40.292526399</dc:date>
    <meta:editing-duration>PT31M50S</meta:editing-duration>
    <meta:editing-cycles>36</meta:editing-cycles>
    <meta:generator>LibreOffice/7.4.7.2$Linux_X86_64 LibreOffice_project/40$Build-2</meta:generator>
    <meta:document-statistic meta:table-count="1" meta:cell-count="132" meta:object-count="0"/>
  </office:meta>
</office:document-meta>
</file>